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 fo:language="en" fo:country="GB"/>
    </style:style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T11" style:parent-style-name="DefaultParagraphFont" style:family="text">
      <style:text-properties fo:language="en" fo:country="GB"/>
    </style:style>
    <style:style style:name="T12" style:parent-style-name="DefaultParagraphFont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en" fo:country="GB"/>
    </style:style>
    <style:style style:name="P15" style:parent-style-name="ListParagraph" style:list-style-name="LFO2" style:family="paragraph"/>
    <style:style style:name="P16" style:parent-style-name="Normal" style:family="paragraph">
      <style:text-properties fo:language="en" fo:country="GB"/>
    </style:style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Normal" style:family="paragraph">
      <style:text-properties fo:language="en" fo:country="GB"/>
    </style:style>
    <style:style style:name="P21" style:parent-style-name="ListParagraph" style:list-style-name="LFO3" style:family="paragraph"/>
    <style:style style:name="P22" style:parent-style-name="Normal" style:family="paragraph">
      <style:text-properties fo:language="en" fo:country="GB"/>
    </style:style>
    <style:style style:name="P23" style:parent-style-name="ListParagraph" style:list-style-name="LFO3" style:family="paragraph"/>
    <style:style style:name="P24" style:parent-style-name="Normal" style:family="paragraph"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name="P26" style:parent-style-name="ListParagraph" style:list-style-name="LFO3" style:family="paragraph"/>
    <style:style style:name="P27" style:parent-style-name="Normal" style:family="paragraph">
      <style:text-properties fo:language="en" fo:country="GB"/>
    </style:style>
    <style:style style:name="P28" style:parent-style-name="ListParagraph" style:list-style-name="LFO3" style:family="paragraph"/>
    <style:style style:name="P29" style:parent-style-name="ListParagraph" style:list-style-name="LFO3" style:family="paragraph"/>
    <style:style style:name="P30" style:parent-style-name="ListParagraph" style:list-style-name="LFO3" style:family="paragraph"/>
    <style:style style:name="P31" style:parent-style-name="ListParagraph" style:list-style-name="LFO3" style:family="paragraph"/>
    <style:style style:name="P32" style:parent-style-name="ListParagraph" style:list-style-name="LFO3" style:family="paragraph"/>
    <style:style style:name="P33" style:parent-style-name="Normal" style:family="paragraph">
      <style:text-properties fo:language="en" fo:country="GB"/>
    </style:style>
    <style:style style:name="P34" style:parent-style-name="ListParagraph" style:list-style-name="LFO4" style:family="paragraph"/>
    <style:style style:name="P35" style:parent-style-name="Normal" style:family="paragraph">
      <style:text-properties fo:language="en" fo:country="GB"/>
    </style:style>
    <style:style style:name="P36" style:parent-style-name="ListParagraph" style:list-style-name="LFO4" style:family="paragraph"/>
    <style:style style:name="P37" style:parent-style-name="Normal" style:family="paragraph">
      <style:text-properties fo:language="en" fo:country="GB"/>
    </style:style>
    <style:style style:name="P38" style:parent-style-name="Normal" style:family="paragraph">
      <style:text-properties fo:language="en" fo:country="GB"/>
    </style:style>
    <style:style style:name="P39" style:parent-style-name="ListParagraph" style:list-style-name="LFO4" style:family="paragraph"/>
    <style:style style:name="P40" style:parent-style-name="Normal" style:family="paragraph">
      <style:text-properties fo:language="en" fo:country="GB"/>
    </style:style>
    <style:style style:name="P41" style:parent-style-name="ListParagraph" style:list-style-name="LFO4" style:family="paragraph"/>
    <style:style style:name="P42" style:parent-style-name="ListParagraph" style:list-style-name="LFO4" style:family="paragraph"/>
    <style:style style:name="P43" style:parent-style-name="ListParagraph" style:list-style-name="LFO5" style:family="paragraph"/>
    <style:style style:name="P44" style:parent-style-name="ListParagraph" style:list-style-name="LFO5" style:family="paragraph"/>
    <style:style style:name="P45" style:parent-style-name="Normal" style:family="paragraph">
      <style:text-properties fo:language="en" fo:country="GB"/>
    </style:style>
    <style:style style:name="P46" style:parent-style-name="ListParagraph" style:list-style-name="LFO6" style:family="paragraph"/>
    <style:style style:name="P47" style:parent-style-name="Normal" style:family="paragraph">
      <style:text-properties fo:language="en" fo:country="GB"/>
    </style:style>
    <style:style style:name="P48" style:parent-style-name="Normal" style:family="paragraph">
      <style:text-properties fo:language="en" fo:country="GB"/>
    </style:style>
    <style:style style:name="P49" style:parent-style-name="ListParagraph" style:list-style-name="LFO6" style:family="paragraph"/>
    <style:style style:name="P50" style:parent-style-name="Normal" style:family="paragraph">
      <style:text-properties fo:language="en" fo:country="GB"/>
    </style:style>
    <style:style style:name="P51" style:parent-style-name="ListParagraph" style:list-style-name="LFO6" style:family="paragraph"/>
    <style:style style:name="P52" style:parent-style-name="ListParagraph" style:list-style-name="LFO6" style:family="paragraph"/>
    <style:style style:name="P53" style:parent-style-name="ListParagraph" style:list-style-name="LFO6" style:family="paragraph"/>
    <style:style style:name="P54" style:parent-style-name="ListParagraph" style:list-style-name="LFO6" style:family="paragraph"/>
    <style:style style:name="P55" style:parent-style-name="ListParagraph" style:list-style-name="LFO7" style:family="paragraph"/>
  </office:automatic-styles>
  <office:body>
    <office:text text:use-soft-page-breaks="true">
      <text:p text:style-name="P1">Encje:</text:p>
      <text:p text:style-name="Normal">User – encja reprezentująca użytkownika aplikacji. Posiada pole identyfikujące wraz z podstawowymi informacjami o użytkowniku: nazwę użytkownika, hasło, status, imię, nazwisko, adres zamieszkania, adres email, numer<text:s/>telefonu.</text:p>
      <text:p text:style-name="Normal">ProductCategory – encja reprezentująca kategorię produktu. Posiada pole identyfikujące wraz z podstawowymi informacjami o kategorii produktu: nazwę kategorii, relację do encji produktów z danej kategorii.</text:p>
      <text:p text:style-name="Normal">Product – encja reprezentująca produkt. Posiada pole identyfikujące wraz z podstawowymi informacjami o produkcie: nazwę produktu, cenę, opis, relację do encji kategorii produktu, relację do encji koszyków zakupów.</text:p>
      <text:p text:style-name="Normal">Cart – encja reprezentująca koszyk zakupów. Posiada pole identyfikujące wraz z podstawowymi informacjami o koszyku zakupów: relację do encji użytkownika, relację do encji produktów.</text:p>
      <text:p text:style-name="Normal">Order – encja reprezentująca zamówienie. Posiada pole identyfikujące wraz z podstawowymi informacjami o zamówieniu: relacje do encji koszyka zakupów, adres dostawy, status płatności, status ukończenia.</text:p>
      <text:p text:style-name="Normal"/>
      <text:p text:style-name="P2">Repozytoria:</text:p>
      <text:p text:style-name="Normal">UserRepository – klasa posiada jedną dodatkową metodę do wyszukiwania użytkowników za pomocą nazwy.</text:p>
      <text:p text:style-name="Normal">ProductCategoryRepository – klasa posiada jedną dodatkową metodę do wyszukiwania kategorii produktów za pomocą nazwy.</text:p>
      <text:p text:style-name="Normal">ProductRepository – klasa posiada dwie dodatkowe metody do wyszukiwania produktów: za pomocą nazwy oraz kategorii.</text:p>
      <text:p text:style-name="Normal">CartRepository – klasa nie posiada żadnych metod.</text:p>
      <text:p text:style-name="Normal">OrderRepository – klasa posiada dwie dodatkowe metody do wyszukiwania<text:s/>zamówień: za pomocą nazwy użytkownika oraz statusu.</text:p>
      <text:p text:style-name="Normal"/>
      <text:p text:style-name="P3">Serwisy:</text:p>
      <text:p text:style-name="Normal">UserRepository – serwis użytkownika posiada implementacje metod: do tworzenia nowego użytkownika; do wyszukiwania wszystkich użytkowników, z wykorzystaniem identyfikatora, nazwy użytkownika; do<text:s/>aktualizowania i do usuwania użytkowników.</text:p>
      <text:p text:style-name="Normal">ProductCategoryRepository – serwis kategorii produktu posiada implementacje metod: do tworzenia nowej kategorii; do wyszukiwania wszystkich kategorii produktów, z wykorzystaniem identyfikatora, nazwy<text:s/>kategorii; do aktualizowania i do usuwania kategorii.</text:p>
      <text:p text:style-name="Normal">ProductRepository – serwis produktu posiada implementacje metod: do tworzenia nowego produktu; do wyszukiwania wszystkich produktów, z wykorzystaniem identyfikatora, nazwy produktu, kategorii produktu;<text:s/>do aktualizowania i do usuwania produktu.</text:p>
      <text:soft-page-break/>
      <text:p text:style-name="Normal">CartRepository – serwis koszyka zakupów posiada implementacje metod: do tworzenia nowego koszyka; do wyszukiwania wszystkich koszyków, z wykorzystaniem identyfikatora; do aktualizowania i do usuwania koszyka.</text:p>
      <text:p text:style-name="Normal">OrderRepository – serwis zamówienia posiada implementacje metod: do tworzenia nowego zamówienia; do wyszukiwania wszystkich zamówień, z wykorzystaniem identyfikatora, statusu zamówienia, nazwy użytkownika; do aktualizowania zamówienia.</text:p>
      <text:p text:style-name="Normal"/>
      <text:p text:style-name="P4">Kontrolery:</text:p>
      <text:p text:style-name="Normal">UserController<text:s/>/shop/users<text:s/>– kontroler posiada<text:s/>następujące<text:s/>endpointy:<text:s/></text:p>
      <text:p text:style-name="Normal">post</text:p>
      <text:list text:style-name="LFO1" text:continue-numbering="true">
        <text:list-item>
          <text:p text:style-name="P5">/add<text:s/>do dodawania nowego użytkownika,<text:s/></text:p>
        </text:list-item>
      </text:list>
      <text:p text:style-name="Normal">get</text:p>
      <text:list text:style-name="LFO1" text:continue-numbering="true">
        <text:list-item>
          <text:p text:style-name="P6">/all do pobrania wszystkich użytkowników,<text:s/></text:p>
        </text:list-item>
        <text:list-item>
          <text:p text:style-name="P7">/byUserName/{userName} do wyszukiwania użytkowników za pomocą nazwy,</text:p>
        </text:list-item>
        <text:list-item>
          <text:p text:style-name="P8">/byId/{id} do wyszukiwania użytkowników za pomocą ID,</text:p>
        </text:list-item>
      </text:list>
      <text:p text:style-name="Normal">delete</text:p>
      <text:list text:style-name="LFO2" text:continue-numbering="true">
        <text:list-item>
          <text:p text:style-name="P9">/delete/{id} do usuwania użytkownika za pomocą ID,</text:p>
        </text:list-item>
      </text:list>
      <text:p text:style-name="Normal">put</text:p>
      <text:list text:style-name="LFO2" text:continue-numbering="true">
        <text:list-item>
          <text:p text:style-name="P10">/update/{id} do aktualizowania użytkownika za pomocą ID.</text:p>
        </text:list-item>
      </text:list>
      <text:p text:style-name="ListParagraph"/>
      <text:p text:style-name="Normal"><text:span text:style-name="T11">P</text:span><text:span text:style-name="T12">roductCategoryController<text:s/></text:span><text:span text:style-name="T13">/shop/products/categories<text:s/></text:span><text:span text:style-name="T14">–<text:s/></text:span>kontroler posiada następujące endpointy:</text:p>
      <text:p text:style-name="Normal">post</text:p>
      <text:list text:style-name="LFO2" text:continue-numbering="true">
        <text:list-item>
          <text:p text:style-name="P15">/add<text:s/>do dodawania nowej kategorii produktu,<text:s/></text:p>
        </text:list-item>
      </text:list>
      <text:p text:style-name="P16">get</text:p>
      <text:list text:style-name="LFO2" text:continue-numbering="true">
        <text:list-item>
          <text:p text:style-name="P17">/all do pobrania wszystkich kategorii,<text:s/></text:p>
        </text:list-item>
        <text:list-item>
          <text:p text:style-name="P18">/{categoryName} do wyszukania kategorii za pomocą jej nazwy,</text:p>
        </text:list-item>
        <text:list-item>
          <text:p text:style-name="P19">/byId/{id} do wyszukania kategorii za pomocą jej ID,</text:p>
        </text:list-item>
      </text:list>
      <text:p text:style-name="P20">delete</text:p>
      <text:list text:style-name="LFO3" text:continue-numbering="true">
        <text:list-item>
          <text:p text:style-name="P21">/delete/{id} do usuwania kategorii produktu za pomocą ID,</text:p>
        </text:list-item>
      </text:list>
      <text:p text:style-name="P22">update</text:p>
      <text:list text:style-name="LFO3" text:continue-numbering="true">
        <text:list-item>
          <text:p text:style-name="P23">/update/{id} do aktualizowania kategorii produktu za pomocą ID.</text:p>
        </text:list-item>
      </text:list>
      <text:p text:style-name="Normal"/>
      <text:p text:style-name="P24">ProductController<text:s/>/shop/products –<text:s/>kontroler posiada następujące endpointy:</text:p>
      <text:p text:style-name="P25">post</text:p>
      <text:soft-page-break/>
      <text:list text:style-name="LFO3" text:continue-numbering="true">
        <text:list-item>
          <text:p text:style-name="P26">/add<text:s/>do dodawania nowej kategorii produktu,<text:s/></text:p>
        </text:list-item>
      </text:list>
      <text:p text:style-name="P27">get</text:p>
      <text:list text:style-name="LFO3" text:continue-numbering="true">
        <text:list-item>
          <text:p text:style-name="P28">/all do pobrania wszystkich produktów,<text:s/></text:p>
        </text:list-item>
        <text:list-item>
          <text:p text:style-name="P29">/byCategory/{name} do wyszukiwania produktów za pomocą nazwy kategorii,</text:p>
        </text:list-item>
        <text:list-item>
          <text:p text:style-name="P30">/byId/{id} do wyszukiwania produktów za pomocą ID,</text:p>
        </text:list-item>
        <text:list-item>
          <text:p text:style-name="P31">/byName/{name} do wyszukiwania produktów za pomocą nazwy produktu,</text:p>
        </text:list-item>
        <text:list-item>
          <text:p text:style-name="P32"/>
        </text:list-item>
      </text:list>
      <text:p text:style-name="P33">delete</text:p>
      <text:list text:style-name="LFO4" text:continue-numbering="true">
        <text:list-item>
          <text:p text:style-name="P34">/delete/{id} do usuwania produktu za pomocą ID,</text:p>
        </text:list-item>
      </text:list>
      <text:p text:style-name="P35">update</text:p>
      <text:list text:style-name="LFO4" text:continue-numbering="true">
        <text:list-item>
          <text:p text:style-name="P36">/update/{id} do aktualizowania produktu za pomocą ID.</text:p>
        </text:list-item>
      </text:list>
      <text:p text:style-name="Normal"><text:s/></text:p>
      <text:p text:style-name="P37">CartController<text:s/>/shop/products/categories –<text:s/>kontroler posiada następujące endpointy:</text:p>
      <text:p text:style-name="P38">post</text:p>
      <text:list text:style-name="LFO4" text:continue-numbering="true">
        <text:list-item>
          <text:p text:style-name="P39">/add<text:s/>do dodawania nowego koszyka,<text:s/></text:p>
        </text:list-item>
      </text:list>
      <text:p text:style-name="P40">get</text:p>
      <text:list text:style-name="LFO4" text:continue-numbering="true">
        <text:list-item>
          <text:p text:style-name="P41">/all do pobrania wszystkich koszyków,<text:s/></text:p>
        </text:list-item>
        <text:list-item>
          <text:p text:style-name="P42">/byId/{id} do wyszukiwania koszyków za pomocą ID,</text:p>
        </text:list-item>
      </text:list>
      <text:p text:style-name="Normal">patch</text:p>
      <text:list text:style-name="LFO5" text:continue-numbering="true">
        <text:list-item>
          <text:p text:style-name="P43">/addProductToCart/{cartId}/{productId} do dodawania produktów do koszyka,</text:p>
        </text:list-item>
        <text:list-item>
          <text:p text:style-name="P44">/removeProductFromCart/{cartId}/{productId} do usuwania produktów z koszyka,</text:p>
        </text:list-item>
      </text:list>
      <text:p text:style-name="P45">delete</text:p>
      <text:list text:style-name="LFO6" text:continue-numbering="true">
        <text:list-item>
          <text:p text:style-name="P46">/delete/{id} do usuwania koszyka za pomocą ID.</text:p>
        </text:list-item>
      </text:list>
      <text:p text:style-name="Normal"/>
      <text:p text:style-name="P47">OrderController<text:s/>/shop/products/categories –<text:s/>kontroler posiada następujące endpointy:</text:p>
      <text:p text:style-name="P48">post</text:p>
      <text:list text:style-name="LFO6" text:continue-numbering="true">
        <text:list-item>
          <text:p text:style-name="P49">/add<text:s/>do dodawania nowego zamówienia,<text:s/></text:p>
        </text:list-item>
      </text:list>
      <text:p text:style-name="P50">get</text:p>
      <text:list text:style-name="LFO6" text:continue-numbering="true">
        <text:list-item>
          <text:p text:style-name="P51">/all do pobrania wszystkich zamówień,<text:s/></text:p>
        </text:list-item>
        <text:list-item>
          <text:p text:style-name="P52">/byStatus/{orderStatus} do wyszukiwania zamówień za pomocą statusu zamówienia,</text:p>
        </text:list-item>
        <text:list-item>
          <text:p text:style-name="P53">/byId/{id} do wyszukiwania zamówień za pomocą ID,</text:p>
        </text:list-item>
        <text:list-item>
          <text:p text:style-name="P54">/byUserName/{userName} do wyszukiwania zamówień za pomocą nazwy użytkownika,</text:p>
        </text:list-item>
      </text:list>
      <text:p text:style-name="Normal">patch</text:p>
      <text:list text:style-name="LFO7" text:continue-numbering="true">
        <text:list-item>
          <text:p text:style-name="P55">/changeOrderStatus/{orderId}/{orderStatus} do zmiany status zamówienia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otr Musiał</meta:initial-creator>
    <dc:creator>Piotr Musiał</dc:creator>
    <meta:creation-date>2020-06-27T11:01:00Z</meta:creation-date>
    <dc:date>2020-06-27T12:57:00Z</dc:date>
    <meta:template xlink:href="Normal.dotm" xlink:type="simple"/>
    <meta:editing-cycles>5</meta:editing-cycles>
    <meta:editing-duration>PT5880S</meta:editing-duration>
    <meta:document-statistic meta:page-count="3" meta:paragraph-count="9" meta:word-count="709" meta:character-count="4957" meta:row-count="35" meta:non-whitespace-character-count="4257"/>
  </office:meta>
</office:document-meta>
</file>